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7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28" style:family="table-column">
      <style:table-column-properties fo:break-before="auto" style:column-width="4.0453in"/>
    </style:style>
    <style:style style:name="co29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1" style:family="table-column">
      <style:table-column-properties fo:break-before="auto" style:column-width="4.719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co30" style:family="table-column">
      <style:table-column-properties fo:break-before="auto" style:column-width="5.8984in"/>
    </style:style>
    <style:style style:name="co31" style:family="table-column">
      <style:table-column-properties fo:break-before="auto" style:column-width="4.3402in"/>
    </style:style>
    <style:style style:name="ro38" style:family="table-row">
      <style:table-row-properties style:row-height="2.7in" fo:break-before="auto" style:use-optimal-row-height="false"/>
    </style:style>
    <style:style style:name="ro39" style:family="table-row">
      <style:table-row-properties style:row-height="2.9161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4" style:family="table-row">
      <style:table-row-properties style:row-height="0.239in" fo:break-before="auto" style:use-optimal-row-height="tru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40" style:family="table-row">
      <style:table-row-properties style:row-height="2.6543in" fo:break-before="auto" style:use-optimal-row-height="false"/>
    </style:style>
    <style:style style:name="ro41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ro42" style:family="table-row">
      <style:table-row-properties style:row-height="2.5228in" fo:break-before="auto" style:use-optimal-row-height="false"/>
    </style:style>
    <style:style style:name="ro43" style:family="table-row">
      <style:table-row-properties style:row-height="3.1402in" fo:break-before="auto" style:use-optimal-row-height="false"/>
    </style:style>
    <style:style style:name="ro44" style:family="table-row">
      <style:table-row-properties style:row-height="3.572in" fo:break-before="auto" style:use-optimal-row-height="false"/>
    </style:style>
    <style:style style:name="ro45" style:family="table-row">
      <style:table-row-properties style:row-height="2.3299in" fo:break-before="auto" style:use-optimal-row-height="false"/>
    </style:style>
    <style:style style:name="ro46" style:family="table-row">
      <style:table-row-properties style:row-height="0.4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46" style:family="table-cell" style:parent-style-name="Default">
      <style:text-properties style:text-position="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63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style:text-line-through-style="solid" style:text-line-through-type="single" style:text-position="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ext-properties style:text-position="" style:font-name="Liberation Sans" fo:font-weight="bold" style:font-name-asian="Droid Sans" style:font-weight-asian="bold" style:font-name-complex="Lohit Hindi" style:font-weight-complex="bold"/>
    </style:style>
    <style:style style:name="ce66" style:family="table-cell" style:parent-style-name="Default">
      <style:text-properties style:text-line-through-style="solid" style:text-line-through-type="single" style:text-position="" fo:font-size="11pt" style:font-size-asian="11pt" style:font-size-complex="11pt"/>
    </style:style>
    <style:style style:name="ce19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4" style:family="table-cell" style:parent-style-name="Default">
      <style:text-properties style:text-position="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2pt" style:font-size-asian="14pt" style:font-size-complex="14pt"/>
    </style:style>
    <style:style style:name="ce26" style:family="table-cell" style:parent-style-name="Default">
      <style:text-properties style:text-position="" style:font-name="Liberation Sans" fo:font-size="12pt" style:font-name-asian="Droid Sans" style:font-size-asian="14pt" style:font-name-complex="Lohit Hindi" style:font-size-complex="14pt"/>
    </style:style>
    <style:style style:name="ce9" style:family="table-cell" style:parent-style-name="Default">
      <style:text-properties style:text-position="" style:font-name="Liberation Sans" style:font-name-asian="Droid Sans" style:font-name-complex="Lohit Hindi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32" style:family="table-cell" style:parent-style-name="Default">
      <style:text-properties style:text-position="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LexiconNo1ItalicB"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top"/>
      <style:text-properties style:text-position="" fo:font-size="14pt" style:font-size-asian="14pt" style:font-size-complex="14pt"/>
    </style:style>
    <style:style style:name="ce13" style:family="table-cell" style:parent-style-name="Default">
      <style:text-properties style:text-position="" style:font-name="Liberation Sans" style:font-name-asian="Droid Sans"/>
    </style:style>
    <style:style style:name="ce35" style:family="table-cell" style:parent-style-name="Default">
      <style:text-properties style:text-position="" style:font-name="Liberation Sans" fo:font-weight="bold" style:font-name-asian="Droid Sans" style:font-weight-asian="bold" style:font-weight-complex="bold"/>
    </style:style>
    <style:style style:name="ce36" style:family="table-cell" style:parent-style-name="Default">
      <style:text-properties style:text-position="" style:font-name="Liberation Sans" fo:font-weight="normal" style:font-name-asian="Droid Sans" style:font-weight-asian="normal" style:font-weight-complex="normal"/>
    </style:style>
    <style:style style:name="ce37" style:family="table-cell" style:parent-style-name="Default">
      <style:text-properties fo:color="#000000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text-position=""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9" style:family="table-cell" style:parent-style-name="Default">
      <style:text-properties style:text-position=""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4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50" style:family="table-cell" style:parent-style-name="Default">
      <style:text-properties style:font-name="Liberation Sans" style:font-name-asian="Droid Sans" style:font-name-complex="Lohit Hindi"/>
    </style:style>
    <style:style style:name="ce51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52" style:family="table-cell" style:parent-style-name="Default">
      <style:text-properties fo:color="#0000ff" style:font-name="Liberation Sans" style:font-name-asian="Droid Sans" style:font-name-complex="Lohit Hindi"/>
    </style:style>
    <style:style style:name="ce53" style:family="table-cell" style:parent-style-name="Default">
      <style:text-properties fo:color="#0000ff"/>
    </style:style>
    <style:style style:name="ce54" style:family="table-cell" style:parent-style-name="Default">
      <style:text-properties style:font-name="Liberation Sans" style:font-name-asian="Droid Sans"/>
    </style:style>
    <style:style style:name="ce55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56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57" style:family="table-cell" style:parent-style-name="Default">
      <style:text-properties fo:color="#000000" style:font-name="Liberation Sans" style:font-name-asian="Droid Sans"/>
    </style:style>
    <style:style style:name="ce58" style:family="table-cell" style:parent-style-name="Default">
      <style:text-properties fo:color="#0000ff" style:font-name="Liberation Sans" style:font-name-asian="Droid Sans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67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71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72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7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74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77" style:family="table-cell" style:parent-style-name="Default">
      <style:text-properties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81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82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84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49" style:family="text">
      <style:text-properties fo:color="#000000"/>
    </style:style>
    <style:style style:name="T50" style:family="text">
      <style:text-properties fo:color="#ff0000"/>
    </style:style>
    <style:style style:name="T73" style:family="text">
      <style:text-properties fo:color="#ff0000" fo:font-weight="normal" style:font-weight-asian="normal" style:font-weight-complex="normal"/>
    </style:style>
    <style:style style:name="T72" style:family="text">
      <style:text-properties fo:color="#0000ff" style:font-name="Liberation Sans" style:font-name-asian="Droid Sans"/>
    </style:style>
    <style:style style:name="T66" style:family="text">
      <style:text-properties style:font-name="Liberation Sans" style:font-name-asian="Droid Sans"/>
    </style:style>
    <style:style style:name="T51" style:family="text">
      <style:text-properties fo:color="#00ffff"/>
    </style:style>
    <style:style style:name="T54" style:family="text">
      <style:text-properties fo:color="#000000" style:text-line-through-style="none" style:text-line-through-type="none"/>
    </style:style>
    <style:style style:name="T55" style:family="text">
      <style:text-properties fo:color="#ff0000" style:text-line-through-style="none" style:text-line-through-type="none" fo:font-weight="normal" style:font-weight-asian="normal" style:font-weight-complex="normal"/>
    </style:style>
    <style:style style:name="T74" style:family="text">
      <style:text-properties fo:color="#0047ff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ffff"/>
    </style:style>
    <style:style style:name="T6" style:family="text">
      <style:text-properties fo:color="#000000" style:text-line-through-style="none" style:text-line-through-type="none"/>
    </style:style>
    <style:style style:name="T12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26" style:family="text">
      <style:text-properties style:font-name="Liberation Sans" fo:font-weight="bold" style:font-name-asian="Droid Sans" style:font-weight-asian="bold" style:font-weight-complex="bold"/>
    </style:style>
    <style:style style:name="T17" style:family="text">
      <style:text-properties style:font-name="Liberation Sans" style:font-name-asian="Droid Sans"/>
    </style:style>
    <style:style style:name="T27" style:family="text">
      <style:text-properties style:font-name="Liberation Sans" fo:font-size="10pt" style:font-name-asian="Droid Sans" style:font-size-asian="10pt" style:font-size-complex="10pt"/>
    </style:style>
    <style:style style:name="T77" style:family="text">
      <style:text-properties style:font-name="Liberation Sans" fo:font-size="10pt" fo:font-weight="bold" style:font-name-asian="Droid Sans" style:font-size-asian="10pt" style:font-weight-asian="bold" style:font-size-complex="10pt" style:font-weight-complex="bold"/>
    </style:style>
    <style:style style:name="T62" style:family="text">
      <style:text-properties fo:color="#000000" style:font-name="Liberation Sans" style:font-name-asian="Droid Sans"/>
    </style:style>
    <style:style style:name="T78" style:family="text">
      <style:text-properties style:font-name="Liberation Sans" fo:font-size="11pt" style:font-name-asian="Droid Sans" style:font-size-asian="11pt" style:font-size-complex="11pt"/>
    </style:style>
    <style:style style:name="T30" style:family="text">
      <style:text-properties fo:color="#000000" fo:font-size="14pt"/>
    </style:style>
    <style:style style:name="T31" style:family="text">
      <style:text-properties fo:color="#ff0000" fo:font-size="14pt"/>
    </style:style>
    <style:style style:name="T32" style:family="text">
      <style:text-properties fo:color="#000000" fo:font-size="14pt"/>
    </style:style>
    <style:style style:name="T33" style:family="text">
      <style:text-properties fo:color="#000000" fo:font-size="14pt" fo:font-weight="normal" style:font-weight-asian="normal" style:font-weight-complex="normal"/>
    </style:style>
    <style:style style:name="T34" style:family="text">
      <style:text-properties fo:font-size="12pt"/>
    </style:style>
    <style:style style:name="T7" style:family="text">
      <style:text-properties fo:color="#ff0000" style:text-line-through-style="none" style:text-line-through-type="none" fo:font-weight="normal" style:font-weight-asian="normal" style:font-weight-complex="normal"/>
    </style:style>
    <style:style style:name="T25" style:family="text">
      <style:text-properties fo:color="#0047ff"/>
    </style:style>
    <style:style style:name="T35" style:family="text">
      <style:text-properties fo:color="#ff0000" fo:font-size="14pt"/>
    </style:style>
    <style:style style:name="T36" style:family="text">
      <style:text-properties style:font-size-asian="14pt" style:font-size-complex="14pt"/>
    </style:style>
    <style:style style:name="T37" style:family="text">
      <style:text-properties fo:font-size="10pt" style:font-size-asian="10pt" style:font-size-complex="10pt"/>
    </style:style>
    <style:style style:name="T42" style:family="text">
      <style:text-properties style:text-line-through-style="solid" style:text-line-through-type="single"/>
    </style:style>
    <style:style style:name="T45" style:family="text">
      <style:text-properties style:text-underline-style="solid" style:text-underline-width="auto" style:text-underline-color="font-color"/>
    </style:style>
    <style:style style:name="T24" style:family="text">
      <style:text-properties fo:color="#ff0000" fo:font-weight="normal" style:font-weight-asian="normal" style:font-weight-complex="normal"/>
    </style:style>
    <style:style style:name="T43" style:family="text">
      <style:text-properties fo:color="#000000"/>
    </style:style>
    <style:style style:name="T44" style:family="text">
      <style:text-properties fo:color="#ff0000"/>
    </style:style>
    <style:style style:name="T46" style:family="text">
      <style:text-properties fo:color="#00ffff"/>
    </style:style>
    <style:style style:name="T47" style:family="text">
      <style:text-properties fo:color="#00ffff" fo:font-weight="normal" style:font-weight-asian="normal" style:font-weight-complex="normal"/>
    </style:style>
    <style:style style:name="T48" style:family="text">
      <style:text-properties fo:font-size="14pt" style:font-size-asian="14pt" style:font-size-complex="14pt"/>
    </style:style>
    <style:style style:name="T52" style:family="text">
      <style:text-properties fo:color="#000000" style:text-line-through-type="none"/>
    </style:style>
    <style:style style:name="T53" style:family="text">
      <style:text-properties style:text-line-through-type="none" fo:color="#ff0000" fo:font-weight="normal" style:font-weight-asian="normal" style:font-weight-complex="normal"/>
    </style:style>
    <style:style style:name="T56" style:family="text">
      <style:text-properties fo:color="#999999"/>
    </style:style>
    <style:style style:name="T57" style:family="text">
      <style:text-properties fo:color="#23ff23"/>
    </style:style>
    <style:style style:name="T58" style:family="text">
      <style:text-properties fo:color="#cc6633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61" style:family="text">
      <style:text-properties fo:color="#000000" style:text-line-through-type="none" fo:font-weight="normal" style:font-weight-asian="normal" style:font-weight-complex="normal"/>
    </style:style>
    <style:style style:name="T63" style:family="text">
      <style:text-properties fo:color="#000000" style:font-name="Liberation Sans" style:font-name-asian="Droid Sans"/>
    </style:style>
    <style:style style:name="T64" style:family="text">
      <style:text-properties style:font-name-asian="Droid Sans" style:font-size-asian="14pt" style:font-size-complex="14pt"/>
    </style:style>
    <style:style style:name="T65" style:family="text">
      <style:text-properties style:font-name="Liberation Sans" fo:font-size="14pt" style:font-name-asian="Droid Sans" style:font-size-asian="14pt" style:font-size-complex="14pt"/>
    </style:style>
    <style:style style:name="T67" style:family="text">
      <style:text-properties fo:color="#0000ff"/>
    </style:style>
    <style:style style:name="T68" style:family="text">
      <style:text-properties style:font-name="Liberation Sans" style:font-name-asian="Droid Sans"/>
    </style:style>
    <style:style style:name="T69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70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71" style:family="text">
      <style:text-properties style:font-name="Liberation Sans" style:font-name-asian="Droid Sans" fo:font-weight="bold" style:font-weight-asian="bold" style:font-weight-complex="bold"/>
    </style:style>
    <style:style style:name="T75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76" style:family="text">
      <style:text-properties fo:color="#000000" style:font-name="Liberation Sans" fo:font-weight="bold" style:font-name-asian="Droid Sans" style:font-weight-asian="bold" style:font-weight-complex="bold"/>
    </style:style>
    <style:style style:name="T79" style:family="text">
      <style:text-properties fo:color="#0000ff" style:font-name="Liberation Sans" style:font-name-asian="Droid Sans"/>
    </style:style>
    <style:style style:name="T80" style:family="text">
      <style:text-properties fo:color="#ff0000" fo:font-weight="normal" style:font-weight-asian="normal" style:font-weight-complex="normal"/>
    </style:style>
    <style:style style:name="T81" style:family="text">
      <style:text-properties fo:color="#0047ff"/>
    </style:style>
    <style:style style:name="T82" style:family="text">
      <style:text-properties style:font-name="Liberation Sans" fo:font-weight="bold" style:font-name-asian="Droid Sans" style:font-weight-asian="bold" style:font-weight-complex="bold"/>
    </style:style>
    <style:style style:name="T83" style:family="text">
      <style:text-properties style:font-name="Liberation Sans" fo:font-size="10pt" style:font-name-asian="Droid Sans" style:font-size-asian="10pt" style:font-size-complex="10pt"/>
    </style:style>
    <style:style style:name="T84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85" style:family="text">
      <style:text-properties style:font-name="Liberation Sans" fo:font-size="11pt" style:font-name-asian="Droid Sans" style:font-size-asian="11pt" style:font-size-complex="11pt"/>
    </style:style>
    <style:style style:name="T86" style:family="text">
      <style:text-properties fo:color="#000000" fo:font-size="14pt"/>
    </style:style>
    <style:style style:name="T87" style:family="text">
      <style:text-properties fo:font-size="14pt" fo:color="#ff0000"/>
    </style:style>
    <style:style style:name="T88" style:family="text">
      <style:text-properties fo:font-size="14pt" fo:color="#000000"/>
    </style:style>
    <style:style style:name="T89" style:family="text">
      <style:text-properties fo:font-size="14pt" fo:color="#000000" fo:font-weight="normal" style:font-weight-asian="normal" style:font-weight-complex="normal"/>
    </style:style>
    <style:style style:name="T90" style:family="text">
      <style:text-properties fo:color="#ff0000" fo:font-size="14pt"/>
    </style:style>
    <style:style style:name="T91" style:family="text">
      <style:text-properties style:text-line-through-type="single" style:font-name-asian="Droid Sans" style:font-size-asian="14pt" style:font-size-complex="14pt"/>
    </style:style>
    <style:style style:name="T92" style:family="text">
      <style:text-properties style:font-name="Liberation Sans" fo:font-weight="normal" style:font-name-asian="Droid Sans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style:text-line-through-type="single"/>
    </style:style>
    <style:style style:name="T95" style:family="text">
      <style:text-properties fo:color="#000000" style:font-name="Liberation Sans" style:font-name-asian="Droid Sans" style:text-position="super"/>
    </style:style>
    <style:style style:name="T96" style:family="text">
      <style:text-properties fo:color="#000000" style:font-name="Liberation Sans" fo:font-weight="normal" style:font-name-asian="Droid Sans" style:font-weight-asian="normal" style:font-weight-complex="normal"/>
    </style:style>
  </office:automatic-styles>
  <office:body>
    <office:spreadsheet>
      <table:table table:name="HOME" table:style-name="ta1">
        <table:table-column table:style-name="co27" table:default-cell-style-name="ce40"/>
        <table:table-column table:style-name="co2" table:default-cell-style-name="ce40"/>
        <table:table-row table:style-name="ro42">
          <table:table-cell office:value-type="string" calcext:value-type="string">
            <text:p/>
            <text:p><text:span text:style-name="T43"> {</text:span><text:span text:style-name="T44">3</text:span><text:span text:style-name="T43">, </text:span><text:span text:style-name="T44">7</text:span><text:span text:style-name="T43">, </text:span><text:span text:style-name="T44">11</text:span><text:span text:style-name="T46">,</text:span><text:span text:style-name="T43"> </text:span><text:span text:style-name="T47">15</text:span><text:span text:style-name="T43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43">{</text:span><text:span text:style-name="T44">1</text:span><text:span text:style-name="T43">, </text:span><text:span text:style-name="T44">2</text:span><text:span text:style-name="T43">, </text:span><text:span text:style-name="T44">4</text:span><text:span text:style-name="T46">,</text:span><text:span text:style-name="T43"> </text:span><text:span text:style-name="T44">6</text:span><text:span text:style-name="T43">, </text:span><text:span text:style-name="T44">9</text:span><text:span text:style-name="T46">,</text:span><text:span text:style-name="T43"> </text:span><text:span text:style-name="T44">10</text:span><text:span text:style-name="T46">,</text:span><text:span text:style-name="T43"> </text:span><text:span text:style-name="T44">13</text:span><text:span text:style-name="T46">,</text:span><text:span text:style-name="T43"> </text:span><text:span text:style-name="T44">14</text:span><text:span text:style-name="T43">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43">
          <table:table-cell office:value-type="string" calcext:value-type="string">
            <text:p/>
            <text:p><text:span text:style-name="T43">{</text:span><text:span text:style-name="T44">8</text:span><text:span text:style-name="T43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52">{</text:span><text:span text:style-name="T53">5</text:span><text:span text:style-name="T43">, </text:span><text:span text:style-name="T44">12</text:span><text:span text:style-name="T43">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41"/>
          <table:table-cell table:style-name="Default" office:value-type="string" calcext:value-type="string">
            <text:p><text:span text:style-name="T56">15</text:span>, <text:span text:style-name="T57">30</text:span>, <text:span text:style-name="T58">45</text:span>,<text:span text:style-name="T44"> 60</text:span></text:p>
          </table:table-cell>
        </table:table-row>
        <table:table-row table:style-name="ro4">
          <table:table-cell table:style-name="ce41" office:value-type="string" calcext:value-type="string">
            <text:p><text:span text:style-name="T48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30" table:default-cell-style-name="Default"/>
        <table:table-column table:style-name="co31" table:default-cell-style-name="Default"/>
        <table:table-row table:style-name="ro44">
          <table:table-cell table:style-name="ce42" office:value-type="string" calcext:value-type="string">
            <text:p/>
            <text:p><text:span text:style-name="T43"> {3, 7, 11, </text:span><text:span text:style-name="T59">15</text:span><text:span text:style-name="T43">, 20,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49" office:value-type="string" calcext:value-type="string">
            <text:p/>
            <text:p><text:span text:style-name="T43">{</text:span><text:span text:style-name="T44">1</text:span><text:span text:style-name="T43">, </text:span><text:span text:style-name="T44">2</text:span><text:span text:style-name="T43">, 4, 6, 9, 10, 13, 14, 17, 19, 21, 22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45">
          <table:table-cell table:style-name="ce40" office:value-type="string" calcext:value-type="string">
            <text:p/>
            <text:p><text:span text:style-name="T43">{8, 16, 25}</text:span></text:p>
            <text:p/>
            <text:p/>
            <text:p><text:span text:style-name="T60"><text:a xlink:href="file:///home/mohamed/Desktop/windowOfFour/presentation.ods" xlink:type="simple">Presentation</text:a></text:span></text:p>
            <text:p/>
            <text:p/>
          </table:table-cell>
          <table:table-cell table:style-name="ce40" office:value-type="string" calcext:value-type="string">
            <text:p/>
            <text:p><text:span text:style-name="T52">{</text:span><text:span text:style-name="T61">5</text:span><text:span text:style-name="T43">, 12, 18, 24}</text:span></text:p>
            <text:p/>
            <text:p><text:span text:style-name="T60"><text:a xlink:href="file:///home/mohamed/Desktop/windowOfFour/finalVersionAug31.odt" xlink:type="simple">Generate  a final version</text:a></text:span></text:p>
            <text:p><text:span text:style-name="T63">(Next: New Measurement Table)</text:span></text:p>
            <text:p><text:span text:style-name="T63">Manual, Supp., Clean Code</text:span></text:p>
            <text:p><text:span text:style-name="T63">DL: Jan.05</text:span></text:p>
            <text:p/>
          </table:table-cell>
        </table:table-row>
        <table:table-row table:style-name="ro4">
          <table:table-cell table:style-name="ce41" office:value-type="string" calcext:value-type="string">
            <text:p><text:a xlink:href="#HOME" xlink:type="simple">HOME</text:a></text:p>
          </table:table-cell>
          <table:table-cell table:style-name="ce50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51" office:value-type="string" calcext:value-type="string">
            <text:p><text:span text:style-name="T64"><text:a xlink:href="file:///home/mohamed/Desktop/windowOfFour/foldChange.odt" xlink:type="simple">Fold Change Charts for Int &amp; Size</text:a></text:span></text:p>
          </table:table-cell>
        </table:table-row>
        <table:table-row table:style-name="ro46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65"><text:a xlink:href="file:///home/mohamed/Desktop/windowOfFour/plosCompVersion.odt" xlink:type="simple">Make A Plos Comp. Biology Version</text:a></text:span></text:p>
            <text:p><text:span text:style-name="T65">+ review guidelines (check image dpi)</text:span></text:p>
          </table:table-cell>
        </table:table-row>
        <table:table-row table:style-name="ro46">
          <table:table-cell office:value-type="string" calcext:value-type="string">
            <text:p>manual</text:p>
          </table:table-cell>
          <table:table-cell table:style-name="ce50" office:value-type="string" calcext:value-type="string">
            <text:p><text:span text:style-name="T65"><text:a xlink:href="#InOutFocus" xlink:type="simple">In/Out of Focus Cells</text:a></text:span></text:p>
            <text:p><text:span text:style-name="T65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52" office:value-type="string" calcext:value-type="string">
            <text:p><text:span text:style-name="T67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50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53" office:value-type="string" calcext:value-type="string">
            <text:p><text:span text:style-name="T67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53" office:value-type="string" calcext:value-type="string">
            <text:p><text:span text:style-name="T67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54" office:value-type="string" calcext:value-type="string">
            <text:p><text:span text:style-name="T68">*. </text:span><text:span text:style-name="T68"><text:a xlink:href="file:///home/mohamed/Desktop/windowOfFour/improveDiscussion.odt" xlink:type="simple">Improve Discussion</text:a></text:span><text:span text:style-name="T68"> (imp.) (DL: 14/09 (4) )</text:span></text:p>
          </table:table-cell>
        </table:table-row>
        <table:table-row table:style-name="ro3">
          <table:table-cell/>
          <table:table-cell table:style-name="ce55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56" office:value-type="string" calcext:value-type="string">
            <text:p><text:span text:style-name="T69">Plos-One version </text:span><text:span text:style-name="T70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68">*. </text:span><text:span text:style-name="T71">FC +- std Chart </text:span><text:span text:style-name="T75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76">Scale Bars</text:span><text:span text:style-name="T68">  (DL: 14/09)</text:span></text:p>
          </table:table-cell>
        </table:table-row>
        <table:table-row table:style-name="ro5">
          <table:table-cell/>
          <table:table-cell table:style-name="ce54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57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57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57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3" office:value-type="string" calcext:value-type="string">
            <text:p>Finish Report for Asmae</text:p>
          </table:table-cell>
          <table:table-cell table:style-name="ce58" office:value-type="string" calcext:value-type="string">
            <text:p><text:span text:style-name="T79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4" office:value-type="string" calcext:value-type="string">
            <text:p>2. Detect nucleus</text:p>
          </table:table-cell>
          <table:table-cell table:style-name="ce58" office:value-type="string" calcext:value-type="string">
            <text:p>Follow the Plan</text:p>
          </table:table-cell>
        </table:table-row>
        <table:table-row table:style-name="ro5">
          <table:table-cell table:style-name="ce4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4"/>
          <table:table-cell/>
        </table:table-row>
        <table:table-row table:style-name="ro5">
          <table:table-cell table:style-name="ce4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4"/>
          <table:table-cell/>
        </table:table-row>
        <table:table-row table:style-name="ro5">
          <table:table-cell table:style-name="ce47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48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27" table:default-cell-style-name="ce45"/>
        <table:table-column table:style-name="co2" table:default-cell-style-name="ce45"/>
        <table:table-row table:style-name="ro38">
          <table:table-cell office:value-type="string" calcext:value-type="string">
            <text:p/>
            <text:p><text:span text:style-name="T49">Important: {</text:span><text:span text:style-name="T50">3,</text:span><text:span text:style-name="T49"> </text:span><text:span text:style-name="T50">7</text:span><text:span text:style-name="T49">, </text:span><text:span text:style-name="T50">11</text:span><text:span text:style-name="T49">, </text:span><text:span text:style-name="T73">15</text:span><text:span text:style-name="T49">, </text:span><text:span text:style-name="T50">20</text:span><text:span text:style-name="T49">, </text:span><text:span text:style-name="T50">23</text:span><text:span text:style-name="T49">}</text:span></text:p>
            <text:p>Important Goals (Important but not Urgent)</text:p>
            <text:p/>
            <text:p/>
            <text:p><text:span text:style-name="T72"><text:a xlink:href="#ICDIP_Journal" xlink:type="simple">ICDIP to Journal</text:a></text:span></text:p>
            <text:p/>
            <text:p><text:span text:style-name="T66">(DL: November)</text:span></text:p>
            <text:p/>
          </table:table-cell>
          <table:table-cell office:value-type="string" calcext:value-type="string">
            <text:p/>
            <text:p><text:span text:style-name="T49">{</text:span><text:span text:style-name="T50">1</text:span><text:span text:style-name="T49">, </text:span><text:span text:style-name="T50">2</text:span><text:span text:style-name="T49">, </text:span><text:span text:style-name="T50">4</text:span><text:span text:style-name="T51">,</text:span><text:span text:style-name="T49"> </text:span><text:span text:style-name="T50">6</text:span><text:span text:style-name="T49">, </text:span><text:span text:style-name="T50">9</text:span><text:span text:style-name="T51">,</text:span><text:span text:style-name="T49"> </text:span><text:span text:style-name="T50">10</text:span><text:span text:style-name="T51">,</text:span><text:span text:style-name="T49"> </text:span><text:span text:style-name="T50">13</text:span><text:span text:style-name="T51">,</text:span><text:span text:style-name="T49"> </text:span><text:span text:style-name="T50">14</text:span><text:span text:style-name="T49">, </text:span><text:span text:style-name="T50">17</text:span><text:span text:style-name="T49">, </text:span><text:span text:style-name="T50">19</text:span><text:span text:style-name="T49">, </text:span><text:span text:style-name="T50">21</text:span><text:span text:style-name="T49">,</text:span><text:span text:style-name="T50"> 22</text:span><text:span text:style-name="T49">}</text:span></text:p>
            <text:p/>
            <text:p/>
            <text:p><text:span text:style-name="T66"><text:a xlink:href="file:///home/mohamed/Desktop/windowOfFour/prib2015.ods" xlink:type="simple">PRIB 2015</text:a></text:span></text:p>
            <text:p/>
            <text:p><text:span text:style-name="T66">(DL: March)</text:span></text:p>
            <text:p/>
            <text:p/>
          </table:table-cell>
        </table:table-row>
        <table:table-row table:style-name="ro39">
          <table:table-cell office:value-type="string" calcext:value-type="string">
            <text:p/>
            <text:p><text:span text:style-name="T49">{</text:span><text:span text:style-name="T50">8</text:span><text:span text:style-name="T49">, </text:span><text:span text:style-name="T50">16</text:span><text:span text:style-name="T49">, </text:span><text:span text:style-name="T51">25</text:span><text:span text:style-name="T49">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54">{</text:span><text:span text:style-name="T55">5</text:span><text:span text:style-name="T49">,</text:span><text:span text:style-name="T50"> 12</text:span><text:span text:style-name="T49">, </text:span><text:span text:style-name="T50">18</text:span><text:span text:style-name="T49">, </text:span><text:span text:style-name="T50">24</text:span><text:span text:style-name="T49">}</text:span></text:p>
            <text:p/>
            <text:p><text:span text:style-name="T49">Outline: In November (Ready)</text:span></text:p>
            <text:p/>
            <text:p/>
            <text:p>Update according to Outline</text:p>
            <text:p><text:span text:style-name="T74"><text:a xlink:href="#Thesis" xlink:type="simple">Start with the : Thesis</text:a></text:span><text:span text:style-name="T74"> </text:span></text:p>
            <text:p/>
            <text:p><text:span text:style-name="T74">(DL: May)</text:span></text:p>
          </table:table-cell>
        </table:table-row>
        <table:table-row table:style-name="ro3">
          <table:table-cell table:style-name="ce46" office:value-type="string" calcext:value-type="string">
            <text:p><text:a xlink:href="#HOME" xlink:type="simple">HOME</text:a></text:p>
          </table:table-cell>
          <table:table-cell table:style-name="ce46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12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</text:span><text:span text:style-name="T2">3</text:span><text:span text:style-name="T1">, 7, 11, </text:span><text:span text:style-name="T4">15</text:span><text:span text:style-name="T1">, 20, 23}</text:span></text:p>
            <text:p/>
            <text:p>Expand Contour:</text:p>
            <text:p/>
            <text:p><text:span text:style-name="T26">1. Prepare att GT images</text:span></text:p>
            <text:p><text:span text:style-name="T17">- images\Dataset+GT into one dir.</text:span></text:p>
            <text:p><text:span text:style-name="T17">2. Rescore Pratt (CellSer, Stat,</text:span></text:p>
            <text:p><text:span text:style-name="T17">HCSP &amp; Expanded)</text:span></text:p>
            <text:p><text:span text:style-name="T17">Measurement.scoring.computePrattForDataset</text:span></text:p>
            <text:p><text:span text:style-name="T17">3. Download :</text:span></text:p>
            <text:p><text:span text:style-name="T17">523 dataset reference [23] in cellSerpant</text:span></text:p>
            <text:p><text:span text:style-name="T17">4. Compute F1-Measure</text:span></text:p>
            <text:p/>
            <text:p><text:span text:style-name="T17">Resources:</text:span></text:p>
            <text:p><text:span text:style-name="T27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12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7">a. Active Contour → Snake.java (to test with crop im)</text:span></text:p>
            <text:p><text:span text:style-name="T27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28" table:default-cell-style-name="Default"/>
        <table:table-column table:style-name="co29" table:default-cell-style-name="Default"/>
        <table:table-row table:style-name="ro40">
          <table:table-cell table:style-name="ce45" office:value-type="string" calcext:value-type="string">
            <text:p/>
            <text:p><text:span text:style-name="T49">{</text:span><text:span text:style-name="T50">3</text:span><text:span text:style-name="T49">, </text:span><text:span text:style-name="T50">7</text:span><text:span text:style-name="T49">, </text:span><text:span text:style-name="T50">11</text:span><text:span text:style-name="T49">, </text:span><text:span text:style-name="T73">15</text:span><text:span text:style-name="T49">, 20, 23}</text:span></text:p>
            <text:p>Important:</text:p>
            <text:p/>
            <text:p><text:span text:style-name="T77"><text:a xlink:href="file:///home/mohamed/Desktop/windowOfFour/imageJConf.odt" xlink:type="simple">ImageJ Conf.</text:a></text:span><text:span text:style-name="T77"> (ImageJ2 Plugin)</text:span></text:p>
          </table:table-cell>
          <table:table-cell table:style-name="ce45" office:value-type="string" calcext:value-type="string">
            <text:p/>
            <text:p><text:span text:style-name="T49">{</text:span><text:span text:style-name="T50">1</text:span><text:span text:style-name="T49">, </text:span><text:span text:style-name="T50">2,</text:span><text:span text:style-name="T49"> </text:span><text:span text:style-name="T50">4</text:span><text:span text:style-name="T49">, </text:span><text:span text:style-name="T50">6</text:span><text:span text:style-name="T51">,</text:span><text:span text:style-name="T49"> </text:span><text:span text:style-name="T50">9</text:span><text:span text:style-name="T49">, </text:span><text:span text:style-name="T50">10</text:span><text:span text:style-name="T49">, </text:span><text:span text:style-name="T50">13</text:span><text:span text:style-name="T49">, </text:span><text:span text:style-name="T50">14</text:span><text:span text:style-name="T49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62">*. Separate imageJ and image-Canvas</text:span></text:p>
            <text:p><text:span text:style-name="T62">In InteractiveSegmentation</text:span></text:p>
            <text:p><text:span text:style-name="T62">*. CorrectRois (Tests)</text:span></text:p>
            <text:p><text:span text:style-name="T62">*. Specify Membrane Width</text:span></text:p>
            <text:p><text:span text:style-name="T62">*. write to Images</text:span></text:p>
            <text:p><text:span text:style-name="T62">*. Write ExpandContours Report</text:span></text:p>
            <text:p/>
            <text:p><text:span text:style-name="T77">DA : analyze 2 features (x vs y) , fix int/size &amp; mem charts</text:span></text:p>
            <text:p><text:span text:style-name="T77"><text:a xlink:href="file:///home/mohamed/Desktop/windowOfFour/twoFeaturesDA.odt" xlink:type="simple">Two features DA</text:a></text:span></text:p>
            <text:p/>
          </table:table-cell>
        </table:table-row>
        <table:table-row table:style-name="ro41">
          <table:table-cell table:style-name="ce45" office:value-type="string" calcext:value-type="string">
            <text:p/>
            <text:p/>
            <text:p><text:span text:style-name="T49">{</text:span><text:span text:style-name="T50">8</text:span><text:span text:style-name="T49">, </text:span><text:span text:style-name="T51">16</text:span><text:span text:style-name="T49">, 25}</text:span></text:p>
            <text:p>Distractions:</text:p>
            <text:p/>
            <text:p/>
            <text:p><text:span text:style-name="T78"><text:a xlink:href="#Interface_bugs" xlink:type="simple">BUGS</text:a></text:span></text:p>
          </table:table-cell>
          <table:table-cell table:style-name="ce45" office:value-type="string" calcext:value-type="string">
            <text:p/>
            <text:p><text:span text:style-name="T54">{</text:span><text:span text:style-name="T55">5</text:span><text:span text:style-name="T50">, 12</text:span><text:span text:style-name="T49">, 18, 24}</text:span></text:p>
            <text:p>Interruptions:</text:p>
            <text:p/>
            <text:p><text:span text:style-name="T78">2. Manual Detection deactivates so often; </text:span></text:p>
          </table:table-cell>
        </table:table-row>
        <table:table-row table:style-name="ro3">
          <table:table-cell table:style-name="ce46" office:value-type="string" calcext:value-type="string">
            <text:p><text:a xlink:href="#HOME" xlink:type="simple">HOME</text:a></text:p>
          </table:table-cell>
          <table:table-cell table:style-name="ce46"/>
        </table:table-row>
        <table:table-row table:style-name="ro3">
          <table:table-cell table:style-name="ce46" office:value-type="string" calcext:value-type="string">
            <text:p><text:a xlink:href="#LongDeadlines" xlink:type="simple">LONG DEADLINES</text:a></text:p>
          </table:table-cell>
          <table:table-cell table:style-name="ce46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63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64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64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65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66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66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3" office:value-type="string" calcext:value-type="string">
            <text:p>distractions</text:p>
          </table:table-cell>
          <table:table-cell table:style-name="ce23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8" office:value-type="string" calcext:value-type="string">
            <text:p>7. DA : analyze 2 features (x vs y) , fix int/size &amp; mem charts</text:p>
          </table:table-cell>
          <table:table-cell table:style-name="ce18" table:number-columns-repeated="3"/>
          <table:table-cell table:number-columns-repeated="3" table:style-name="ce18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19. Evaluation (New Interface?!)</text:p>
          </table:table-cell>
          <table:table-cell table:style-name="ce18" table:number-columns-repeated="3"/>
          <table:table-cell table:number-columns-repeated="2" table:style-name="ce18" office:value-type="string" calcext:value-type="string">
            <text:p>X</text:p>
          </table:table-cell>
          <table:table-cell table:style-name="ce18"/>
          <table:table-cell table:style-name="ce18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9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4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4"/>
          <table:table-cell table:number-columns-repeated="7"/>
        </table:table-row>
      </table:table>
      <table:table table:name="Interface_Planning" table:style-name="ta1">
        <table:table-column table:style-name="co13" table:default-cell-style-name="ce23"/>
        <table:table-column table:style-name="co6" table:default-cell-style-name="ce23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5" office:value-type="string" calcext:value-type="string">
            <text:p/>
            <text:p><text:span text:style-name="T30">{</text:span><text:span text:style-name="T31">3</text:span><text:span text:style-name="T32">,</text:span><text:span text:style-name="T31"> 7</text:span><text:span text:style-name="T32">, 11, </text:span><text:span text:style-name="T33">15</text:span><text:span text:style-name="T32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3">,</text:span><text:span text:style-name="T1"> </text:span><text:span text:style-name="T2">6</text:span><text:span text:style-name="T1">, </text:span><text:span text:style-name="T2">9</text:span><text:span text:style-name="T3">,</text:span><text:span text:style-name="T1"> </text:span><text:span text:style-name="T2">10</text:span><text:span text:style-name="T3">,</text:span><text:span text:style-name="T1">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4">1. Cover Page (design Image + Latex Template)</text:span></text:p>
            <text:p><text:span text:style-name="T34">2. A final Version</text:span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5"><text:a xlink:href="#Thesis" xlink:type="simple">Start with the : Thesis</text:a></text:span><text:span text:style-name="T25"> </text:span></text:p>
            <text:p/>
            <text:p><text:span text:style-name="T25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3" table:number-columns-repeated="2"/>
        </table:table-row>
        <table:table-row table:style-name="ro5">
          <table:table-cell table:style-name="Default"/>
          <table:table-cell table:style-name="ce23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5" office:value-type="string" calcext:value-type="string">
            <text:p/>
            <text:p><text:span text:style-name="T35">{3</text:span><text:span text:style-name="T32">, 7, 11, </text:span><text:span text:style-name="T33">15</text:span><text:span text:style-name="T32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3"> </text:span><text:span text:style-name="T2">4</text:span><text:span text:style-name="T3">,</text:span><text:span text:style-name="T1"> </text:span><text:span text:style-name="T2">6</text:span><text:span text:style-name="T1">, 9, 10, 13, 14, 17, 19, 21, 22}</text:span></text:p>
            <text:p>Critical Activities / Final Version</text:p>
            <text:p/>
            <text:p>Migrated into new thesis project (draft.tex)</text:p>
            <text:p>Next: References, Then: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4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6" office:value-type="string" calcext:value-type="string">
            <text:p><text:span text:style-name="T36">1. Introduction   </text:span></text:p>
            <text:p><text:span text:style-name="T36">2. Concepts | Literature | Yeast Analysis Platform</text:span></text:p>
            <text:p><text:span text:style-name="T36">3. Design | Segmentation | Segmentation : Cell Detection</text:span></text:p>
            <text:p><text:span text:style-name="T36">4. Segmentation Algorithms | Measurment &amp; Analysis | Segmentation : Exact Contour Extraction</text:span></text:p>
            <text:p><text:span text:style-name="T36">5. System Workflow and GUI | Workflow &amp; GUI | Texture Measurment</text:span></text:p>
            <text:p><text:span text:style-name="T36">6. Yeast Experiments | Case Studies | Case Study</text:span></text:p>
            <text:p><text:span text:style-name="T36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9" office:value-type="string" calcext:value-type="string">
            <text:p><text:span text:style-name="T37">Di Zi Thesis.</text:span></text:p>
            <text:p><text:span text:style-name="T37">Kuan Thesis.</text:span></text:p>
            <text:p><text:span text:style-name="T37">Alex Thesis.</text:span></text:p>
            <text:p><text:span text:style-name="T37">Asmae's Work</text:span></text:p>
            <text:p><text:span text:style-name="T37">Paul's Works (from Journal References)</text:span></text:p>
            <text:p><text:span text:style-name="T37">From my Previous List (Check Below)</text:span></text:p>
            <text:p/>
            <text:p><text:span text:style-name="T37">Plan What to Do with Structure</text:span></text:p>
            <text:p><text:span text:style-name="T37">Current Design:</text:span></text:p>
            <text:p><text:span text:style-name="T37">1. Introdduction</text:span></text:p>
            <text:p><text:span text:style-name="T37">2. Concepts</text:span></text:p>
            <text:p><text:span text:style-name="T37">3. Design</text:span></text:p>
            <text:p><text:span text:style-name="T37">4. Segmentation Algorithms</text:span></text:p>
            <text:p><text:span text:style-name="T37">5. System Workflow and GUI</text:span></text:p>
            <text:p><text:span text:style-name="T37">6. Yeast Experiments</text:span></text:p>
            <text:p/>
            <text:p><text:span text:style-name="T37">Plan What Contents to Add</text:span></text:p>
            <text:p><text:span text:style-name="T37">1. Paul's Journal</text:span></text:p>
            <text:p><text:span text:style-name="T37">2. ICDIP content</text:span></text:p>
            <text:p><text:span text:style-name="T37">3. ICABME, ImageJ Plugin</text:span></text:p>
            <text:p/>
            <text:p><text:span text:style-name="T37">Plan What Images to Add</text:span></text:p>
            <text:p><text:span text:style-name="T37">1. Images from all published Papers.</text:span></text:p>
            <text:p><text:span text:style-name="T37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49" office:value-type="string" calcext:value-type="string">
            <text:p/>
            <text:p><text:span text:style-name="T43"> {</text:span><text:span text:style-name="T44">3</text:span><text:span text:style-name="T43">, 7, 11, </text:span><text:span text:style-name="T59">15</text:span><text:span text:style-name="T43">, 20, 23}</text:span></text:p>
            <text:p>Follow Up Tasks</text:p>
            <text:p/>
            <text:p><text:span text:style-name="T68"><text:a xlink:href="file:///home/mohamed/Desktop/windowOfFour/followUps.odt" xlink:type="simple">Follow Ups</text:a></text:span></text:p>
            <text:p/>
            <text:p><text:span text:style-name="T68"> </text:span></text:p>
            <text:p/>
            <text:p/>
          </table:table-cell>
          <table:table-cell table:style-name="ce49" office:value-type="string" calcext:value-type="string">
            <text:p/>
            <text:p><text:span text:style-name="T43">{</text:span><text:span text:style-name="T44">1</text:span><text:span text:style-name="T43">, </text:span><text:span text:style-name="T44">2</text:span><text:span text:style-name="T43">, </text:span><text:span text:style-name="T44">4</text:span><text:span text:style-name="T46">,</text:span><text:span text:style-name="T43">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49" office:value-type="string" calcext:value-type="string">
            <text:p/>
            <text:p><text:span text:style-name="T43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73" office:value-type="string" calcext:value-type="string">
            <text:p/>
            <text:p><text:span text:style-name="T52">{</text:span><text:span text:style-name="T61">5</text:span><text:span text:style-name="T43">, 12, 18, 24}</text:span></text:p>
            <text:p><text:span text:style-name="T68">Highest Priority To Do</text:span></text:p>
            <text:p/>
            <text:p><text:span text:style-name="T82"><text:a xlink:href="file:///home/mohamed/Desktop/windowOfFour/presentation.ods" xlink:type="simple">Group Presentation</text:a></text:span></text:p>
            <text:p><text:span text:style-name="T82">Installing texlive</text:span></text:p>
            <text:p><text:span text:style-name="T92">1. The effect of NaCl</text:span></text:p>
            <text:p><text:span text:style-name="T92">2. DistanceMax, </text:span></text:p>
            <text:p><text:span text:style-name="T92">3. GreyWeighted, </text:span></text:p>
            <text:p><text:span text:style-name="T92">4. textureClustering.</text:span></text:p>
            <text:p><text:span text:style-name="T92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41" office:value-type="string" calcext:value-type="string">
            <text:p><text:a xlink:href="#HOME" xlink:type="simple">HOME</text:a></text:p>
          </table:table-cell>
          <table:table-cell table:style-name="ce41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72" office:value-type="string" calcext:value-type="string">
            <text:p><text:span text:style-name="T91">2.</text:span><text:span text:style-name="T91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40"/>
        <table:table-column table:style-name="co2" table:default-cell-style-name="ce40"/>
        <table:table-row table:style-name="ro26">
          <table:table-cell office:value-type="string" calcext:value-type="string">
            <text:p/>
            <text:p><text:span text:style-name="T43"> {</text:span><text:span text:style-name="T44">3</text:span><text:span text:style-name="T43">, </text:span><text:span text:style-name="T44">7</text:span><text:span text:style-name="T43">,</text:span><text:span text:style-name="T44"> 11</text:span><text:span text:style-name="T46">,</text:span><text:span text:style-name="T43"> </text:span><text:span text:style-name="T80">15</text:span><text:span text:style-name="T43">, </text:span><text:span text:style-name="T44">20</text:span><text:span text:style-name="T43">, 23}</text:span></text:p>
            <text:p>To Merge with 4 Windows, Needs to think about, </text:p>
            <text:p>Database? Initial Design? Fast Version, Later Versions.</text:p>
            <text:p/>
            <text:p><text:span text:style-name="T93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43">{</text:span><text:span text:style-name="T44">1</text:span><text:span text:style-name="T43">,</text:span><text:span text:style-name="T44"> 2</text:span><text:span text:style-name="T43">,</text:span><text:span text:style-name="T46"> </text:span><text:span text:style-name="T44">4,</text:span><text:span text:style-name="T43"> </text:span><text:span text:style-name="T44">6,</text:span><text:span text:style-name="T43"> </text:span><text:span text:style-name="T44">9</text:span><text:span text:style-name="T46">,</text:span><text:span text:style-name="T43"> </text:span><text:span text:style-name="T44">10</text:span><text:span text:style-name="T43">, </text:span><text:span text:style-name="T44">13</text:span><text:span text:style-name="T43">, </text:span><text:span text:style-name="T44">14</text:span><text:span text:style-name="T43">, </text:span><text:span text:style-name="T44">17</text:span><text:span text:style-name="T43">, </text:span><text:span text:style-name="T44">19</text:span><text:span text:style-name="T43">, </text:span><text:span text:style-name="T44">21</text:span><text:span text:style-name="T43">,</text:span><text:span text:style-name="T44"> 22</text:span><text:span text:style-name="T43">}</text:span></text:p>
            <text:p>Quick Tool Improvements:</text:p>
            <text:p/>
            <text:p/>
            <text:p><text:span text:style-name="T68">Done Maven-Git (Readme file added)</text:span></text:p>
            <text:p><text:span text:style-name="T92">Embedded DB Engine H2:</text:span></text:p>
            <text:p><text:span text:style-name="T92">Next: fix createDB then FillDatabase</text:span></text:p>
            <text:p/>
            <text:p/>
            <text:p><text:span text:style-name="T68">FillDatabase.java (addTask)</text:span></text:p>
            <text:p><text:span text:style-name="T68">ReadTableContents.java</text:span></text:p>
            <text:p><text:span text:style-name="T68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43">{</text:span><text:span text:style-name="T44">8</text:span><text:span text:style-name="T43">, </text:span><text:span text:style-name="T44">16</text:span><text:span text:style-name="T43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52">{</text:span><text:span text:style-name="T53">5</text:span><text:span text:style-name="T43">, </text:span><text:span text:style-name="T44">12</text:span><text:span text:style-name="T43">, </text:span><text:span text:style-name="T44">18</text:span><text:span text:style-name="T43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74" office:value-type="string" calcext:value-type="string">
            <text:p><text:a xlink:href="#HOME" xlink:type="simple">HOME</text:a></text:p>
          </table:table-cell>
          <table:table-cell table:style-name="ce74"/>
        </table:table-row>
        <table:table-row table:style-name="ro4">
          <table:table-cell table:style-name="ce41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30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30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3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30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2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40" office:value-type="string" calcext:value-type="string">
            <text:p><text:span text:style-name="T43">{</text:span><text:span text:style-name="T44">3</text:span><text:span text:style-name="T43">, </text:span><text:span text:style-name="T44">7</text:span><text:span text:style-name="T43">, </text:span><text:span text:style-name="T44">11</text:span><text:span text:style-name="T43">, </text:span><text:span text:style-name="T44">15</text:span><text:span text:style-name="T43">, </text:span><text:span text:style-name="T44">20</text:span><text:span text:style-name="T43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63">3. IND report new job (mtleis; H@)  ←</text:span></text:p>
            <text:p><text:span text:style-name="T63">Explore (Home 2</text:span><text:span text:style-name="T95">nd</text:span><text:span text:style-name="T63"> Column, Inkomen en vermogen)</text:span></text:p>
            <text:p><text:span text:style-name="T63">4. T-Mobile check facture</text:span></text:p>
            <text:p><text:span text:style-name="T63">5. All info (people get excel file) dis </text:span></text:p>
            <text:p><text:span text:style-name="T92">6. Organize/Clean Office </text:span></text:p>
            <text:p><text:span text:style-name="T96">7. Scan folders</text:span></text:p>
            <text:p><text:span text:style-name="T68">8. Dx orders</text:span></text:p>
            <text:p><text:span text:style-name="T68"><text:a xlink:href="file:///home/mohamed/Desktop/windowOfFour/automaticBackup.odt" xlink:type="simple">9. Automatic Backup (Daily)</text:a></text:span></text:p>
          </table:table-cell>
          <table:table-cell table:style-name="ce40" office:value-type="string" calcext:value-type="string">
            <text:p><text:span text:style-name="T43">{</text:span><text:span text:style-name="T44">1</text:span><text:span text:style-name="T43">, </text:span><text:span text:style-name="T44">2</text:span><text:span text:style-name="T43">, </text:span><text:span text:style-name="T44">4</text:span><text:span text:style-name="T46">,</text:span><text:span text:style-name="T43"> </text:span><text:span text:style-name="T44">6,</text:span><text:span text:style-name="T43"> </text:span><text:span text:style-name="T44">9</text:span><text:span text:style-name="T43">, </text:span><text:span text:style-name="T44">10</text:span><text:span text:style-name="T43">, </text:span><text:span text:style-name="T44">13</text:span><text:span text:style-name="T43">, </text:span><text:span text:style-name="T44">14</text:span><text:span text:style-name="T43">, </text:span><text:span text:style-name="T44">17</text:span><text:span text:style-name="T43">, </text:span><text:span text:style-name="T44">19</text:span><text:span text:style-name="T43"> ,</text:span><text:span text:style-name="T44">21</text:span><text:span text:style-name="T43">, </text:span><text:span text:style-name="T44">22</text:span><text:span text:style-name="T43">}</text:span></text:p>
            <text:p>Critical</text:p>
            <text:p>EDUCATION &amp; UrgentTasks</text:p>
            <text:p/>
            <text:p>1. YouTube Weka Videos (next : 1.5) ← </text:p>
            <text:p>2. JSP →   </text:p>
            <text:p><text:a xlink:href="file:///home/mohamed/Desktop/windowOfFour/fijiCookbook.odt" xlink:type="simple">3. Fiji Cookbook Topics (Coloc)</text:a>-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14. Thesis-es</text:p>
          </table:table-cell>
        </table:table-row>
        <table:table-row table:style-name="ro27">
          <table:table-cell table:style-name="ce40" office:value-type="string" calcext:value-type="string">
            <text:p/>
            <text:p><text:span text:style-name="T43">{</text:span><text:span text:style-name="T44">8</text:span><text:span text:style-name="T43">, </text:span><text:span text:style-name="T44">16</text:span><text:span text:style-name="T43">, 25}</text:span></text:p>
            <text:p>Distractions:</text:p>
            <text:p/>
            <text:p><text:span text:style-name="T63">2. OV-ChipKaart 8EUR refund </text:span></text:p>
            <text:p><text:span text:style-name="T63">(mtleis100, malak1990, Added more cards, check)</text:span></text:p>
            <text:p>3. ULCN pass (Saleh2014) into allInfo</text:p>
            <text:p><text:span text:style-name="T68">4. Read Job Contract</text:span></text:p>
            <text:p><text:span text:style-name="T63">5. Pension Letter / Pension Catalog int </text:span></text:p>
            <text:p><text:span text:style-name="T68">6. Read all mail letters </text:span></text:p>
            <text:p><text:span text:style-name="T68">7. Read Visio Papers </text:span></text:p>
            <text:p><text:span text:style-name="T68">8. Nuon Letter (3 checks email)</text:span></text:p>
            <text:p><text:span text:style-name="T68">9. Read Z&amp;Z magazine </text:span></text:p>
            <text:p><text:span text:style-name="T68">10. Fuyu's images, scilimage c program</text:span></text:p>
          </table:table-cell>
          <table:table-cell table:style-name="ce40" office:value-type="string" calcext:value-type="string">
            <text:p><text:span text:style-name="T43">{</text:span><text:span text:style-name="T44">5</text:span><text:span text:style-name="T43">, </text:span><text:span text:style-name="T44">12</text:span><text:span text:style-name="T43">,</text:span><text:span text:style-name="T44"> 18</text:span><text:span text:style-name="T43">, 24 }</text:span></text:p>
            <text:p>Interruptions</text:p>
            <text:p/>
            <text:p/>
            <text:p><text:span text:style-name="T63">1. Contact office (job help)</text:span></text:p>
            <text:p><text:span text:style-name="T63">Nov. 10 : </text:span><text:span text:style-name="T63"><text:a xlink:href="mailto:loopbaanadvies@bb.leidenuniv.nl" xlink:type="simple">loopbaanadvies@bb.leidenuniv.nl</text:a></text:span><text:span text:style-name="T63"> +CV</text:span></text:p>
          </table:table-cell>
        </table:table-row>
        <table:table-row table:style-name="ro3">
          <table:table-cell table:style-name="ce41" office:value-type="string" calcext:value-type="string">
            <text:p><text:a xlink:href="#HOME" xlink:type="simple">HOME</text:a></text:p>
          </table:table-cell>
          <table:table-cell table:style-name="ce41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2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1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<text:span text:style-name="T45">Registration Link</text:span></text:p>
            <text:p><text:span text:style-name="T45"><text:a xlink:href="https://fd8.formdesk.com/universiteitutrecht/Yeasterday2014" xlink:type="simple">https://fd8.formdesk.com/universiteitutrecht/Yeasterday2014</text:a></text:span></text:p>
            <text:p/>
            <text:p><text:span text:style-name="T45">Abstract:</text:span></text:p>
            <text:p><text:span text:style-name="T45"><text:a xlink:href="file:///home/mohamed/mohamed/Phd_Research/Conferences/YeasterDay/abstract-yeasterday-Tleis.docx" xlink:type="simple">doc</text:a></text:span></text:p>
            <text:p/>
            <text:p><text:span text:style-name="T45">Contact:</text:span></text:p>
            <text:p><text:span text:style-name="T45"><text:a xlink:href="file:///home/mohamed/mohamed/Phd_Research/Conferences/YeasterDay/registering.eml" xlink:type="simple">email</text:a></text:span></text:p>
            <text:p><text:span text:style-name="T45">C.I.Rutten@uu.nl.</text:span></text:p>
            <text:p><text:span text:style-name="T45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3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4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3" office:value-type="string" calcext:value-type="string">
            <text:p>Structure Issues:</text:p>
            <text:p/>
            <text:p>4. print &amp; mark points to discuss</text:p>
          </table:table-cell>
          <table:table-cell table:style-name="ce23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9" office:value-type="string" calcext:value-type="string">
            <text:p><text:a xlink:href="#HOME" xlink:type="simple">HOME</text:a></text:p>
          </table:table-cell>
          <table:table-cell table:style-name="ce29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3"/>
        <table:table-column table:style-name="co2" table:default-cell-style-name="ce23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4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7">2. Integrate into App</text:span></text:p>
            <text:p><text:span text:style-name="T27">DisMaxCSP to be added as new Segmentation Method</text:span></text:p>
            <text:p><text:span text:style-name="T27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7">test.segmentation.methods.distanceMaxima</text:span></text:p>
            <text:p><text:span text:style-name="T17">DisMaxCSP → Results very nice; </text:span></text:p>
            <text:p><text:span text:style-name="T17">But there are still double detections, </text:span></text:p>
            <text:p><text:span text:style-name="T17">and detections at non-Cell locations.</text:span></text:p>
            <text:p><text:span text:style-name="T17"> (filter by textures?; or by circularity?; </text:span></text:p>
            <text:p><text:span text:style-name="T17">few cases are still not detected). </text:span></text:p>
            <text:p><text:span text:style-name="T17">Balance between speed and accuracy.</text:span></text:p>
            <text:p><text:span text:style-name="T26">DisMaxCSP2 </text:span><text:span text:style-name="T17">to study results:</text:span></text:p>
            <text:p><text:span text:style-name="T17">1. Getting maxima average = 0.1 second</text:span></text:p>
            <text:p><text:span text:style-name="T17">2. Processing Points average = 0.6→0.8 second </text:span></text:p>
            <text:p><text:span text:style-name="T17">(should be per point)</text:span></text:p>
            <text:p><text:span text:style-name="T17">3. J48 classification of fwClass (good results)</text:span></text:p>
            <text:p/>
            <text:p><text:span text:style-name="T17">A Basic working model. DistanceMaxima.java DONE. </text:span></text:p>
            <text:p><text:span text:style-name="T17">Next Duplicate HoughCSP </text:span></text:p>
            <text:p><text:span text:style-name="T17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6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6"/>
        </table:table-row>
        <table:table-row table:style-name="ro5" table:number-rows-repeated="2">
          <table:table-cell table:style-name="ce13"/>
          <table:table-cell table:style-name="ce35"/>
        </table:table-row>
        <table:table-row table:style-name="ro5" table:number-rows-repeated="2">
          <table:table-cell table:style-name="ce13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3"/>
          <table:table-cell/>
        </table:table-row>
        <table:table-row table:style-name="ro5">
          <table:table-cell table:style-name="ce35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3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3">
          <table:table-cell/>
          <table:table-cell table:style-name="ce37"/>
        </table:table-row>
        <table:table-row table:style-name="ro5">
          <table:table-cell/>
          <table:table-cell table:style-name="ce38"/>
        </table:table-row>
        <table:table-row table:style-name="ro35" table:number-rows-repeated="2">
          <table:table-cell/>
          <table:table-cell table:style-name="ce37"/>
        </table:table-row>
        <table:table-row table:style-name="ro5">
          <table:table-cell/>
          <table:table-cell table:style-name="ce39"/>
        </table:table-row>
        <table:table-row table:style-name="ro35">
          <table:table-cell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 style:data-style-name="N2" text:time-value="20:57:00.501003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22T21:19:18.360112370</dc:date>
    <dc:creator>Mohamed Tleis</dc:creator>
    <meta:editing-duration>P60DT17H54M9S</meta:editing-duration>
    <meta:editing-cycles>638</meta:editing-cycles>
    <meta:generator>LibreOffice/4.2.5.2$Linux_X86_64 LibreOffice_project/420m0$Build-2</meta:generator>
    <meta:document-statistic meta:table-count="23" meta:cell-count="301" meta:object-count="0"/>
  </office:meta>
</office:document-meta>
</file>